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15000002E89D3B9063.png" manifest:media-type="image/png"/>
  <manifest:file-entry manifest:full-path="Pictures/1000020100000515000002E88A62F696.png" manifest:media-type="image/png"/>
  <manifest:file-entry manifest:full-path="Pictures/1000020100000515000002E854ABB4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13f" officeooo:paragraph-rsid="0014f13f"/>
    </style:style>
    <style:style style:name="fr1" style:family="graphic" style:parent-style-name="Graphics">
      <style:graphic-properties style:horizontal-pos="center" style:horizontal-rel="paragraph" style:mirror="none" fo:clip="rect(3.919cm, 8.601cm, 0cm, 10.3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0.321cm, 0cm, 3.4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ENTES PARA WEB GRUPAL (Selección de Elena):</text:p>
      <text:p text:style-name="P1"/>
      <text:p text:style-name="P1"><draw:frame draw:style-name="fr1" draw:name="Imagen1" text:anchor-type="paragraph" svg:width="15.499cm" svg:height="15.769cm" draw:z-index="0"><draw:image xlink:href="Pictures/1000020100000515000002E854ABB43D.png" xlink:type="simple" xlink:show="embed" xlink:actuate="onLoad"/></draw:frame></text:p>
      <text:p text:style-name="P1"><draw:frame draw:style-name="fr2" draw:name="Imagen2" text:anchor-type="paragraph" svg:width="20.66cm" svg:height="19.69cm" draw:z-index="1"><draw:image xlink:href="Pictures/1000020100000515000002E88A62F696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n3" text:anchor-type="paragraph" svg:width="15.499cm" svg:height="15.769cm" draw:z-index="2"><draw:image xlink:href="Pictures/1000020100000515000002E89D3B90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1:58:47.407173302</meta:creation-date>
    <dc:date>2017-04-11T12:08:12.192901329</dc:date>
    <meta:editing-duration>P0D</meta:editing-duration>
    <meta:editing-cycles>1</meta:editing-cycles>
    <meta:document-statistic meta:table-count="0" meta:image-count="3" meta:object-count="0" meta:page-count="3" meta:paragraph-count="1" meta:word-count="7" meta:character-count="45" meta:non-whitespace-character-count="39"/>
    <meta:generator>LibreOffice/4.2.8.2$Linux_X86_64 LibreOffice_project/420m0$Build-2</meta:generator>
  </office:meta>
</office:document-meta>
</file>